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6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2"/>
        <table:table-row table:style-name="ro1">
          <table:table-cell office:value-type="string">
            <text:p>0001</text:p>
          </table:table-cell>
          <table:table-cell office:value-type="string">
            <text:p>a</text:p>
          </table:table-cell>
          <table:table-cell office:value-type="string">
            <text:p>0096</text:p>
          </table:table-cell>
          <table:table-cell table:formula="of:=&quot;'&quot;&amp;[.A1]&amp;&quot;', &quot;" office:value-type="string" office:string-value="'0001', ">
            <text:p>'0001', </text:p>
          </table:table-cell>
          <table:table-cell table:formula="of:=&quot;'&quot;&amp;[.C1]&amp;&quot;', &quot;" office:value-type="string" office:string-value="'0096', ">
            <text:p>'0096', </text:p>
          </table:table-cell>
        </table:table-row>
        <table:table-row table:style-name="ro1">
          <table:table-cell office:value-type="string">
            <text:p>0097</text:p>
          </table:table-cell>
          <table:table-cell office:value-type="string">
            <text:p>a</text:p>
          </table:table-cell>
          <table:table-cell office:value-type="string">
            <text:p>0430</text:p>
          </table:table-cell>
          <table:table-cell table:formula="of:=&quot;'&quot;&amp;[.A2]&amp;&quot;', &quot;" office:value-type="string" office:string-value="'0097', ">
            <text:p>'0097', </text:p>
          </table:table-cell>
          <table:table-cell table:formula="of:=&quot;'&quot;&amp;[.C2]&amp;&quot;', &quot;" office:value-type="string" office:string-value="'0430', ">
            <text:p>'0430', </text:p>
          </table:table-cell>
        </table:table-row>
        <table:table-row table:style-name="ro1">
          <table:table-cell office:value-type="string">
            <text:p>0431</text:p>
          </table:table-cell>
          <table:table-cell office:value-type="string">
            <text:p>a</text:p>
          </table:table-cell>
          <table:table-cell office:value-type="string">
            <text:p>0839</text:p>
          </table:table-cell>
          <table:table-cell table:formula="of:=&quot;'&quot;&amp;[.A3]&amp;&quot;', &quot;" office:value-type="string" office:string-value="'0431', ">
            <text:p>'0431', </text:p>
          </table:table-cell>
          <table:table-cell table:formula="of:=&quot;'&quot;&amp;[.C3]&amp;&quot;', &quot;" office:value-type="string" office:string-value="'0839', ">
            <text:p>'0839', </text:p>
          </table:table-cell>
        </table:table-row>
        <table:table-row table:style-name="ro1">
          <table:table-cell office:value-type="string">
            <text:p>0840</text:p>
          </table:table-cell>
          <table:table-cell office:value-type="string">
            <text:p>a</text:p>
          </table:table-cell>
          <table:table-cell office:value-type="float" office:value="1140">
            <text:p>1140</text:p>
          </table:table-cell>
          <table:table-cell table:formula="of:=&quot;'&quot;&amp;[.A4]&amp;&quot;', &quot;" office:value-type="string" office:string-value="'0840', ">
            <text:p>'0840', </text:p>
          </table:table-cell>
          <table:table-cell table:formula="of:=&quot;'&quot;&amp;[.C4]&amp;&quot;', &quot;" office:value-type="string" office:string-value="'1140', ">
            <text:p>'1140', 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a</text:p>
          </table:table-cell>
          <table:table-cell office:value-type="float" office:value="1396">
            <text:p>1396</text:p>
          </table:table-cell>
          <table:table-cell table:formula="of:=&quot;'&quot;&amp;[.A5]&amp;&quot;', &quot;" office:value-type="string" office:string-value="'1141', ">
            <text:p>'1141', </text:p>
          </table:table-cell>
          <table:table-cell table:formula="of:=&quot;'&quot;&amp;[.C5]&amp;&quot;', &quot;" office:value-type="string" office:string-value="'1396', ">
            <text:p>'1396', 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a</text:p>
          </table:table-cell>
          <table:table-cell office:value-type="float" office:value="1630">
            <text:p>1630</text:p>
          </table:table-cell>
          <table:table-cell table:formula="of:=&quot;'&quot;&amp;[.A6]&amp;&quot;', &quot;" office:value-type="string" office:string-value="'1397', ">
            <text:p>'1397', </text:p>
          </table:table-cell>
          <table:table-cell table:formula="of:=&quot;'&quot;&amp;[.C6]&amp;&quot;', &quot;" office:value-type="string" office:string-value="'1630', ">
            <text:p>'1630', 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string">
            <text:p>a</text:p>
          </table:table-cell>
          <table:table-cell office:value-type="float" office:value="1885">
            <text:p>1885</text:p>
          </table:table-cell>
          <table:table-cell table:formula="of:=&quot;'&quot;&amp;[.A7]&amp;&quot;', &quot;" office:value-type="string" office:string-value="'1631', ">
            <text:p>'1631', </text:p>
          </table:table-cell>
          <table:table-cell table:formula="of:=&quot;'&quot;&amp;[.C7]&amp;&quot;', &quot;" office:value-type="string" office:string-value="'1885', ">
            <text:p>'1885', 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a</text:p>
          </table:table-cell>
          <table:table-cell office:value-type="float" office:value="2137">
            <text:p>2137</text:p>
          </table:table-cell>
          <table:table-cell table:formula="of:=&quot;'&quot;&amp;[.A8]&amp;&quot;', &quot;" office:value-type="string" office:string-value="'1886', ">
            <text:p>'1886', </text:p>
          </table:table-cell>
          <table:table-cell table:formula="of:=&quot;'&quot;&amp;[.C8]&amp;&quot;', &quot;" office:value-type="string" office:string-value="'2137', ">
            <text:p>'2137', 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office:value-type="string">
            <text:p>a</text:p>
          </table:table-cell>
          <table:table-cell office:value-type="float" office:value="2385">
            <text:p>2385</text:p>
          </table:table-cell>
          <table:table-cell table:formula="of:=&quot;'&quot;&amp;[.A9]&amp;&quot;', &quot;" office:value-type="string" office:string-value="'2138', ">
            <text:p>'2138', </text:p>
          </table:table-cell>
          <table:table-cell table:formula="of:=&quot;'&quot;&amp;[.C9]&amp;&quot;', &quot;" office:value-type="string" office:string-value="'2385', ">
            <text:p>'2385', 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a</text:p>
          </table:table-cell>
          <table:table-cell office:value-type="float" office:value="2635">
            <text:p>2635</text:p>
          </table:table-cell>
          <table:table-cell table:formula="of:=&quot;'&quot;&amp;[.A10]&amp;&quot;', &quot;" office:value-type="string" office:string-value="'2386', ">
            <text:p>'2386', </text:p>
          </table:table-cell>
          <table:table-cell table:formula="of:=&quot;'&quot;&amp;[.C10]&amp;&quot;', &quot;" office:value-type="string" office:string-value="'2635', ">
            <text:p>'2635', 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office:value-type="string">
            <text:p>a</text:p>
          </table:table-cell>
          <table:table-cell office:value-type="float" office:value="2888">
            <text:p>2888</text:p>
          </table:table-cell>
          <table:table-cell table:formula="of:=&quot;'&quot;&amp;[.A11]&amp;&quot;', &quot;" office:value-type="string" office:string-value="'2636', ">
            <text:p>'2636', </text:p>
          </table:table-cell>
          <table:table-cell table:formula="of:=&quot;'&quot;&amp;[.C11]&amp;&quot;', &quot;" office:value-type="string" office:string-value="'2888', ">
            <text:p>'2888', </text:p>
          </table:table-cell>
        </table:table-row>
        <table:table-row table:style-name="ro1">
          <table:table-cell office:value-type="float" office:value="2889">
            <text:p>2889</text:p>
          </table:table-cell>
          <table:table-cell office:value-type="string">
            <text:p>a</text:p>
          </table:table-cell>
          <table:table-cell office:value-type="float" office:value="3125">
            <text:p>3125</text:p>
          </table:table-cell>
          <table:table-cell table:formula="of:=&quot;'&quot;&amp;[.A12]&amp;&quot;', &quot;" office:value-type="string" office:string-value="'2889', ">
            <text:p>'2889', </text:p>
          </table:table-cell>
          <table:table-cell table:formula="of:=&quot;'&quot;&amp;[.C12]&amp;&quot;', &quot;" office:value-type="string" office:string-value="'3125', ">
            <text:p>'3125', 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office:value-type="string">
            <text:p>a</text:p>
          </table:table-cell>
          <table:table-cell office:value-type="float" office:value="3360">
            <text:p>3360</text:p>
          </table:table-cell>
          <table:table-cell table:formula="of:=&quot;'&quot;&amp;[.A13]&amp;&quot;', &quot;" office:value-type="string" office:string-value="'3126', ">
            <text:p>'3126', </text:p>
          </table:table-cell>
          <table:table-cell table:formula="of:=&quot;'&quot;&amp;[.C13]&amp;&quot;', &quot;" office:value-type="string" office:string-value="'3360', ">
            <text:p>'3360', </text:p>
          </table:table-cell>
        </table:table-row>
        <table:table-row table:style-name="ro1">
          <table:table-cell office:value-type="float" office:value="3361">
            <text:p>3361</text:p>
          </table:table-cell>
          <table:table-cell office:value-type="string">
            <text:p>a</text:p>
          </table:table-cell>
          <table:table-cell office:value-type="float" office:value="3610">
            <text:p>3610</text:p>
          </table:table-cell>
          <table:table-cell table:formula="of:=&quot;'&quot;&amp;[.A14]&amp;&quot;', &quot;" office:value-type="string" office:string-value="'3361', ">
            <text:p>'3361', </text:p>
          </table:table-cell>
          <table:table-cell table:formula="of:=&quot;'&quot;&amp;[.C14]&amp;&quot;', &quot;" office:value-type="string" office:string-value="'3610', ">
            <text:p>'3610', </text:p>
          </table:table-cell>
        </table:table-row>
        <table:table-row table:style-name="ro1">
          <table:table-cell office:value-type="float" office:value="3611">
            <text:p>3611</text:p>
          </table:table-cell>
          <table:table-cell office:value-type="string">
            <text:p>a</text:p>
          </table:table-cell>
          <table:table-cell office:value-type="float" office:value="3861">
            <text:p>3861</text:p>
          </table:table-cell>
          <table:table-cell table:formula="of:=&quot;'&quot;&amp;[.A15]&amp;&quot;', &quot;" office:value-type="string" office:string-value="'3611', ">
            <text:p>'3611', </text:p>
          </table:table-cell>
          <table:table-cell table:formula="of:=&quot;'&quot;&amp;[.C15]&amp;&quot;', &quot;" office:value-type="string" office:string-value="'3861', ">
            <text:p>'3861', </text:p>
          </table:table-cell>
        </table:table-row>
        <table:table-row table:style-name="ro1">
          <table:table-cell office:value-type="float" office:value="3862">
            <text:p>3862</text:p>
          </table:table-cell>
          <table:table-cell office:value-type="string">
            <text:p>a</text:p>
          </table:table-cell>
          <table:table-cell office:value-type="float" office:value="4121">
            <text:p>4121</text:p>
          </table:table-cell>
          <table:table-cell table:formula="of:=&quot;'&quot;&amp;[.A16]&amp;&quot;', &quot;" office:value-type="string" office:string-value="'3862', ">
            <text:p>'3862', </text:p>
          </table:table-cell>
          <table:table-cell table:formula="of:=&quot;'&quot;&amp;[.C16]&amp;&quot;', &quot;" office:value-type="string" office:string-value="'4121', ">
            <text:p>'4121', </text:p>
          </table:table-cell>
        </table:table-row>
        <table:table-row table:style-name="ro1">
          <table:table-cell office:value-type="float" office:value="4122">
            <text:p>4122</text:p>
          </table:table-cell>
          <table:table-cell office:value-type="string">
            <text:p>a</text:p>
          </table:table-cell>
          <table:table-cell office:value-type="float" office:value="4381">
            <text:p>4381</text:p>
          </table:table-cell>
          <table:table-cell table:formula="of:=&quot;'&quot;&amp;[.A17]&amp;&quot;', &quot;" office:value-type="string" office:string-value="'4122', ">
            <text:p>'4122', </text:p>
          </table:table-cell>
          <table:table-cell table:formula="of:=&quot;'&quot;&amp;[.C17]&amp;&quot;', &quot;" office:value-type="string" office:string-value="'4381', ">
            <text:p>'4381', </text:p>
          </table:table-cell>
        </table:table-row>
        <table:table-row table:style-name="ro1">
          <table:table-cell office:value-type="float" office:value="4382">
            <text:p>4382</text:p>
          </table:table-cell>
          <table:table-cell office:value-type="string">
            <text:p>a</text:p>
          </table:table-cell>
          <table:table-cell office:value-type="float" office:value="4536">
            <text:p>4536</text:p>
          </table:table-cell>
          <table:table-cell table:formula="of:=&quot;'&quot;&amp;[.A18]&amp;&quot;', &quot;" office:value-type="string" office:string-value="'4382', ">
            <text:p>'4382', </text:p>
          </table:table-cell>
          <table:table-cell table:formula="of:=&quot;'&quot;&amp;[.C18]&amp;&quot;', &quot;" office:value-type="string" office:string-value="'4536', ">
            <text:p>'4536', </text:p>
          </table:table-cell>
        </table:table-row>
        <table:table-row table:style-name="ro1">
          <table:table-cell office:value-type="float" office:value="4537">
            <text:p>4537</text:p>
          </table:table-cell>
          <table:table-cell office:value-type="string">
            <text:p>a</text:p>
          </table:table-cell>
          <table:table-cell office:value-type="float" office:value="4650">
            <text:p>4650</text:p>
          </table:table-cell>
          <table:table-cell table:formula="of:=&quot;'&quot;&amp;[.A19]&amp;&quot;', &quot;" office:value-type="string" office:string-value="'4537', ">
            <text:p>'4537', </text:p>
          </table:table-cell>
          <table:table-cell table:formula="of:=&quot;'&quot;&amp;[.C19]&amp;&quot;', &quot;" office:value-type="string" office:string-value="'4650', ">
            <text:p>'4650', </text:p>
          </table:table-cell>
        </table:table-row>
        <table:table-row table:style-name="ro1">
          <table:table-cell office:value-type="float" office:value="4651">
            <text:p>4651</text:p>
          </table:table-cell>
          <table:table-cell office:value-type="string">
            <text:p>a</text:p>
          </table:table-cell>
          <table:table-cell office:value-type="float" office:value="4920">
            <text:p>4920</text:p>
          </table:table-cell>
          <table:table-cell table:formula="of:=&quot;'&quot;&amp;[.A20]&amp;&quot;', &quot;" office:value-type="string" office:string-value="'4651', ">
            <text:p>'4651', </text:p>
          </table:table-cell>
          <table:table-cell table:formula="of:=&quot;'&quot;&amp;[.C20]&amp;&quot;', &quot;" office:value-type="string" office:string-value="'4920', ">
            <text:p>'4920', </text:p>
          </table:table-cell>
        </table:table-row>
        <table:table-row table:style-name="ro1">
          <table:table-cell office:value-type="float" office:value="4921">
            <text:p>4921</text:p>
          </table:table-cell>
          <table:table-cell office:value-type="string">
            <text:p>a</text:p>
          </table:table-cell>
          <table:table-cell office:value-type="float" office:value="5190">
            <text:p>5190</text:p>
          </table:table-cell>
          <table:table-cell table:formula="of:=&quot;'&quot;&amp;[.A21]&amp;&quot;', &quot;" office:value-type="string" office:string-value="'4921', ">
            <text:p>'4921', </text:p>
          </table:table-cell>
          <table:table-cell table:formula="of:=&quot;'&quot;&amp;[.C21]&amp;&quot;', &quot;" office:value-type="string" office:string-value="'5190', ">
            <text:p>'5190', </text:p>
          </table:table-cell>
        </table:table-row>
        <table:table-row table:style-name="ro1">
          <table:table-cell office:value-type="float" office:value="5191">
            <text:p>5191</text:p>
          </table:table-cell>
          <table:table-cell office:value-type="string">
            <text:p>a</text:p>
          </table:table-cell>
          <table:table-cell office:value-type="float" office:value="5459">
            <text:p>5459</text:p>
          </table:table-cell>
          <table:table-cell table:formula="of:=&quot;'&quot;&amp;[.A22]&amp;&quot;', &quot;" office:value-type="string" office:string-value="'5191', ">
            <text:p>'5191', </text:p>
          </table:table-cell>
          <table:table-cell table:formula="of:=&quot;'&quot;&amp;[.C22]&amp;&quot;', &quot;" office:value-type="string" office:string-value="'5459', ">
            <text:p>'5459', </text:p>
          </table:table-cell>
        </table:table-row>
        <table:table-row table:style-name="ro1">
          <table:table-cell office:value-type="float" office:value="5460">
            <text:p>5460</text:p>
          </table:table-cell>
          <table:table-cell office:value-type="string">
            <text:p>a</text:p>
          </table:table-cell>
          <table:table-cell office:value-type="float" office:value="5732">
            <text:p>5732</text:p>
          </table:table-cell>
          <table:table-cell table:formula="of:=&quot;'&quot;&amp;[.A23]&amp;&quot;', &quot;" office:value-type="string" office:string-value="'5460', ">
            <text:p>'5460', </text:p>
          </table:table-cell>
          <table:table-cell table:formula="of:=&quot;'&quot;&amp;[.C23]&amp;&quot;', &quot;" office:value-type="string" office:string-value="'5732', ">
            <text:p>'5732', </text:p>
          </table:table-cell>
        </table:table-row>
        <table:table-row table:style-name="ro1">
          <table:table-cell office:value-type="float" office:value="5733">
            <text:p>5733</text:p>
          </table:table-cell>
          <table:table-cell office:value-type="string">
            <text:p>a</text:p>
          </table:table-cell>
          <table:table-cell office:value-type="float" office:value="6013">
            <text:p>6013</text:p>
          </table:table-cell>
          <table:table-cell table:formula="of:=&quot;'&quot;&amp;[.A24]&amp;&quot;', &quot;" office:value-type="string" office:string-value="'5733', ">
            <text:p>'5733', </text:p>
          </table:table-cell>
          <table:table-cell table:formula="of:=&quot;'&quot;&amp;[.C24]&amp;&quot;', &quot;" office:value-type="string" office:string-value="'6013', ">
            <text:p>'6013', </text:p>
          </table:table-cell>
        </table:table-row>
        <table:table-row table:style-name="ro1">
          <table:table-cell office:value-type="float" office:value="6014">
            <text:p>6014</text:p>
          </table:table-cell>
          <table:table-cell office:value-type="string">
            <text:p>a</text:p>
          </table:table-cell>
          <table:table-cell office:value-type="float" office:value="6286">
            <text:p>6286</text:p>
          </table:table-cell>
          <table:table-cell table:formula="of:=&quot;'&quot;&amp;[.A25]&amp;&quot;', &quot;" office:value-type="string" office:string-value="'6014', ">
            <text:p>'6014', </text:p>
          </table:table-cell>
          <table:table-cell table:formula="of:=&quot;'&quot;&amp;[.C25]&amp;&quot;', &quot;" office:value-type="string" office:string-value="'6286', ">
            <text:p>'6286', </text:p>
          </table:table-cell>
        </table:table-row>
        <table:table-row table:style-name="ro1">
          <table:table-cell office:value-type="float" office:value="6287">
            <text:p>6287</text:p>
          </table:table-cell>
          <table:table-cell office:value-type="string">
            <text:p>a</text:p>
          </table:table-cell>
          <table:table-cell office:value-type="float" office:value="6557">
            <text:p>6557</text:p>
          </table:table-cell>
          <table:table-cell table:formula="of:=&quot;'&quot;&amp;[.A26]&amp;&quot;', &quot;" office:value-type="string" office:string-value="'6287', ">
            <text:p>'6287', </text:p>
          </table:table-cell>
          <table:table-cell table:formula="of:=&quot;'&quot;&amp;[.C26]&amp;&quot;', &quot;" office:value-type="string" office:string-value="'6557', ">
            <text:p>'6557', </text:p>
          </table:table-cell>
        </table:table-row>
        <table:table-row table:style-name="ro1">
          <table:table-cell office:value-type="float" office:value="6558">
            <text:p>6558</text:p>
          </table:table-cell>
          <table:table-cell office:value-type="string">
            <text:p>a</text:p>
          </table:table-cell>
          <table:table-cell office:value-type="float" office:value="6833">
            <text:p>6833</text:p>
          </table:table-cell>
          <table:table-cell table:formula="of:=&quot;'&quot;&amp;[.A27]&amp;&quot;', &quot;" office:value-type="string" office:string-value="'6558', ">
            <text:p>'6558', </text:p>
          </table:table-cell>
          <table:table-cell table:formula="of:=&quot;'&quot;&amp;[.C27]&amp;&quot;', &quot;" office:value-type="string" office:string-value="'6833', ">
            <text:p>'6833', </text:p>
          </table:table-cell>
        </table:table-row>
        <table:table-row table:style-name="ro1">
          <table:table-cell office:value-type="float" office:value="6834">
            <text:p>6834</text:p>
          </table:table-cell>
          <table:table-cell office:value-type="string">
            <text:p>a</text:p>
          </table:table-cell>
          <table:table-cell office:value-type="float" office:value="7100">
            <text:p>7100</text:p>
          </table:table-cell>
          <table:table-cell table:formula="of:=&quot;'&quot;&amp;[.A28]&amp;&quot;', &quot;" office:value-type="string" office:string-value="'6834', ">
            <text:p>'6834', </text:p>
          </table:table-cell>
          <table:table-cell table:formula="of:=&quot;'&quot;&amp;[.C28]&amp;&quot;', &quot;" office:value-type="string" office:string-value="'7100', ">
            <text:p>'7100', </text:p>
          </table:table-cell>
        </table:table-row>
        <table:table-row table:style-name="ro1">
          <table:table-cell office:value-type="float" office:value="7101">
            <text:p>7101</text:p>
          </table:table-cell>
          <table:table-cell office:value-type="string">
            <text:p>a</text:p>
          </table:table-cell>
          <table:table-cell office:value-type="float" office:value="7365">
            <text:p>7365</text:p>
          </table:table-cell>
          <table:table-cell table:formula="of:=&quot;'&quot;&amp;[.A29]&amp;&quot;', &quot;" office:value-type="string" office:string-value="'7101', ">
            <text:p>'7101', </text:p>
          </table:table-cell>
          <table:table-cell table:formula="of:=&quot;'&quot;&amp;[.C29]&amp;&quot;', &quot;" office:value-type="string" office:string-value="'7365', ">
            <text:p>'7365', </text:p>
          </table:table-cell>
        </table:table-row>
        <table:table-row table:style-name="ro1">
          <table:table-cell office:value-type="float" office:value="7366">
            <text:p>7366</text:p>
          </table:table-cell>
          <table:table-cell office:value-type="string">
            <text:p>a</text:p>
          </table:table-cell>
          <table:table-cell office:value-type="float" office:value="7553">
            <text:p>7553</text:p>
          </table:table-cell>
          <table:table-cell table:formula="of:=&quot;'&quot;&amp;[.A30]&amp;&quot;', &quot;" office:value-type="string" office:string-value="'7366', ">
            <text:p>'7366', </text:p>
          </table:table-cell>
          <table:table-cell table:formula="of:=&quot;'&quot;&amp;[.C30]&amp;&quot;', &quot;" office:value-type="string" office:string-value="'7553', ">
            <text:p>'7553', </text:p>
          </table:table-cell>
        </table:table-row>
        <table:table-row table:style-name="ro1">
          <table:table-cell office:value-type="float" office:value="7554">
            <text:p>7554</text:p>
          </table:table-cell>
          <table:table-cell office:value-type="string">
            <text:p>a</text:p>
          </table:table-cell>
          <table:table-cell office:value-type="float" office:value="7750">
            <text:p>7750</text:p>
          </table:table-cell>
          <table:table-cell table:formula="of:=&quot;'&quot;&amp;[.A31]&amp;&quot;', &quot;" office:value-type="string" office:string-value="'7554', ">
            <text:p>'7554', </text:p>
          </table:table-cell>
          <table:table-cell table:formula="of:=&quot;'&quot;&amp;[.C31]&amp;&quot;', &quot;" office:value-type="string" office:string-value="'7750', ">
            <text:p>'7750', </text:p>
          </table:table-cell>
        </table:table-row>
        <table:table-row table:style-name="ro1">
          <table:table-cell office:value-type="float" office:value="7751">
            <text:p>7751</text:p>
          </table:table-cell>
          <table:table-cell office:value-type="string">
            <text:p>a</text:p>
          </table:table-cell>
          <table:table-cell office:value-type="float" office:value="7951">
            <text:p>7951</text:p>
          </table:table-cell>
          <table:table-cell table:formula="of:=&quot;'&quot;&amp;[.A32]&amp;&quot;', &quot;" office:value-type="string" office:string-value="'7751', ">
            <text:p>'7751', </text:p>
          </table:table-cell>
          <table:table-cell table:formula="of:=&quot;'&quot;&amp;[.C32]&amp;&quot;', &quot;" office:value-type="string" office:string-value="'7951', ">
            <text:p>'7951', </text:p>
          </table:table-cell>
        </table:table-row>
        <table:table-row table:style-name="ro1">
          <table:table-cell office:value-type="float" office:value="7952">
            <text:p>7952</text:p>
          </table:table-cell>
          <table:table-cell office:value-type="string">
            <text:p>a</text:p>
          </table:table-cell>
          <table:table-cell office:value-type="float" office:value="8158">
            <text:p>8158</text:p>
          </table:table-cell>
          <table:table-cell table:formula="of:=&quot;'&quot;&amp;[.A33]&amp;&quot;', &quot;" office:value-type="string" office:string-value="'7952', ">
            <text:p>'7952', </text:p>
          </table:table-cell>
          <table:table-cell table:formula="of:=&quot;'&quot;&amp;[.C33]&amp;&quot;', &quot;" office:value-type="string" office:string-value="'8158', ">
            <text:p>'8158', </text:p>
          </table:table-cell>
        </table:table-row>
        <table:table-row table:style-name="ro1">
          <table:table-cell office:value-type="float" office:value="8159">
            <text:p>8159</text:p>
          </table:table-cell>
          <table:table-cell office:value-type="string">
            <text:p>a</text:p>
          </table:table-cell>
          <table:table-cell office:value-type="float" office:value="8365">
            <text:p>8365</text:p>
          </table:table-cell>
          <table:table-cell table:formula="of:=&quot;'&quot;&amp;[.A34]&amp;&quot;', &quot;" office:value-type="string" office:string-value="'8159', ">
            <text:p>'8159', </text:p>
          </table:table-cell>
          <table:table-cell table:formula="of:=&quot;'&quot;&amp;[.C34]&amp;&quot;', &quot;" office:value-type="string" office:string-value="'8365', ">
            <text:p>'8365', </text:p>
          </table:table-cell>
        </table:table-row>
        <table:table-row table:style-name="ro1">
          <table:table-cell office:value-type="float" office:value="8366">
            <text:p>8366</text:p>
          </table:table-cell>
          <table:table-cell office:value-type="string">
            <text:p>a</text:p>
          </table:table-cell>
          <table:table-cell office:value-type="float" office:value="8572">
            <text:p>8572</text:p>
          </table:table-cell>
          <table:table-cell table:formula="of:=&quot;'&quot;&amp;[.A35]&amp;&quot;', &quot;" office:value-type="string" office:string-value="'8366', ">
            <text:p>'8366', </text:p>
          </table:table-cell>
          <table:table-cell table:formula="of:=&quot;'&quot;&amp;[.C35]&amp;&quot;', &quot;" office:value-type="string" office:string-value="'8572', ">
            <text:p>'8572', 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a</text:p>
          </table:table-cell>
          <table:table-cell office:value-type="float" office:value="8779">
            <text:p>8779</text:p>
          </table:table-cell>
          <table:table-cell table:formula="of:=&quot;'&quot;&amp;[.A36]&amp;&quot;', &quot;" office:value-type="string" office:string-value="'8573', ">
            <text:p>'8573', </text:p>
          </table:table-cell>
          <table:table-cell table:formula="of:=&quot;'&quot;&amp;[.C36]&amp;&quot;', &quot;" office:value-type="string" office:string-value="'8779', ">
            <text:p>'8779', </text:p>
          </table:table-cell>
        </table:table-row>
        <table:table-row table:style-name="ro1">
          <table:table-cell office:value-type="float" office:value="8780">
            <text:p>8780</text:p>
          </table:table-cell>
          <table:table-cell office:value-type="string">
            <text:p>a</text:p>
          </table:table-cell>
          <table:table-cell office:value-type="float" office:value="9003">
            <text:p>9003</text:p>
          </table:table-cell>
          <table:table-cell table:formula="of:=&quot;'&quot;&amp;[.A37]&amp;&quot;', &quot;" office:value-type="string" office:string-value="'8780', ">
            <text:p>'8780', </text:p>
          </table:table-cell>
          <table:table-cell table:formula="of:=&quot;'&quot;&amp;[.C37]&amp;&quot;', &quot;" office:value-type="string" office:string-value="'9003', ">
            <text:p>'9003', </text:p>
          </table:table-cell>
        </table:table-row>
        <table:table-row table:style-name="ro1">
          <table:table-cell office:value-type="float" office:value="9004">
            <text:p>9004</text:p>
          </table:table-cell>
          <table:table-cell office:value-type="string">
            <text:p>a</text:p>
          </table:table-cell>
          <table:table-cell office:value-type="float" office:value="9227">
            <text:p>9227</text:p>
          </table:table-cell>
          <table:table-cell table:formula="of:=&quot;'&quot;&amp;[.A38]&amp;&quot;', &quot;" office:value-type="string" office:string-value="'9004', ">
            <text:p>'9004', </text:p>
          </table:table-cell>
          <table:table-cell table:formula="of:=&quot;'&quot;&amp;[.C38]&amp;&quot;', &quot;" office:value-type="string" office:string-value="'9227', ">
            <text:p>'9227', </text:p>
          </table:table-cell>
        </table:table-row>
        <table:table-row table:style-name="ro1">
          <table:table-cell table:style-name="ce2" table:number-columns-repeated="3"/>
          <table:table-cell table:style-name="Default" table:number-columns-repeated="2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9">09/06/2022</text:date>, <text:time>17:00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9T16:43:01.47</meta:creation-date>
    <dc:date>2022-06-09T17:00:48.27</dc:date>
    <meta:editing-duration>PT2M36S</meta:editing-duration>
    <meta:editing-cycles>1</meta:editing-cycles>
    <meta:document-statistic meta:table-count="3" meta:cell-count="190" meta:object-count="0"/>
    <meta:generator>OpenOffice/4.1.3$Win32 OpenOffice.org_project/413m1$Build-9783</meta:generator>
  </office:meta>
</office:document-meta>
</file>